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BFD00002F8C02C95DF3.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3" svg:font-family="Calibri" style:font-adornments="Cursiva" style:font-family-generic="swiss" style:font-pitch="variable"/>
    <style:font-face style:name="Calibri" svg:font-family="Calibri" style:font-adornments="Negrita" style:font-family-generic="swiss" style:font-pitch="variable"/>
    <style:font-face style:name="Calibri1" svg:font-family="Calibri" style:font-adornments="Predeterminado"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4" style:family="table">
      <style:table-properties style:width="15.298cm" style:rel-width="90%" table:align="center" fo:keep-with-next="always"/>
    </style:style>
    <style:style style:name="Tabla4.A" style:family="table-column">
      <style:table-column-properties style:column-width="4.419cm" style:rel-column-width="2505*"/>
    </style:style>
    <style:style style:name="Tabla4.B" style:family="table-column">
      <style:table-column-properties style:column-width="8.414cm" style:rel-column-width="4770*"/>
    </style:style>
    <style:style style:name="Tabla4.C" style:family="table-column">
      <style:table-column-properties style:column-width="2.466cm" style:rel-column-width="1398*"/>
    </style:style>
    <style:style style:name="Tabla4.A1" style:family="table-cell" style:data-style-name="N5100">
      <style:table-cell-properties fo:background-color="#000080" fo:padding="0cm" fo:border-left="0.002cm solid #000000" fo:border-right="none" fo:border-top="0.002cm solid #000000" fo:border-bottom="0.002cm solid #000000">
        <style:background-image/>
      </style:table-cell-properties>
    </style:style>
    <style:style style:name="Tabla4.C1" style:family="table-cell" style:data-style-name="N5100">
      <style:table-cell-properties fo:background-color="#000080" fo:padding="0cm" fo:border="0.002cm solid #000000">
        <style:background-image/>
      </style:table-cell-properties>
    </style:style>
    <style:style style:name="Tabla4.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4.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1" style:family="table">
      <style:table-properties style:width="15.298cm" style:rel-width="90%" table:align="center" fo:keep-with-next="always"/>
    </style:style>
    <style:style style:name="Tabla1.A" style:family="table-column">
      <style:table-column-properties style:column-width="4.419cm" style:rel-column-width="2505*"/>
    </style:style>
    <style:style style:name="Tabla1.B" style:family="table-column">
      <style:table-column-properties style:column-width="8.414cm" style:rel-column-width="4770*"/>
    </style:style>
    <style:style style:name="Tabla1.C" style:family="table-column">
      <style:table-column-properties style:column-width="2.466cm" style:rel-column-width="1398*"/>
    </style:style>
    <style:style style:name="Tabla1.A1" style:family="table-cell" style:data-style-name="N5100">
      <style:table-cell-properties fo:background-color="#000080" fo:padding="0cm" fo:border-left="0.002cm solid #000000" fo:border-right="none" fo:border-top="0.002cm solid #000000" fo:border-bottom="0.002cm solid #000000">
        <style:background-image/>
      </style:table-cell-properties>
    </style:style>
    <style:style style:name="Tabla1.C1" style:family="table-cell" style:data-style-name="N5100">
      <style:table-cell-properties fo:background-color="#000080" fo:padding="0cm" fo:border="0.002cm solid #000000">
        <style:background-image/>
      </style:table-cell-properties>
    </style:style>
    <style:style style:name="Tabla1.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1.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2" style:family="table">
      <style:table-properties style:width="15.298cm" style:rel-width="90%" table:align="center" fo:keep-with-next="always"/>
    </style:style>
    <style:style style:name="Tabla2.A" style:family="table-column">
      <style:table-column-properties style:column-width="4.419cm" style:rel-column-width="2505*"/>
    </style:style>
    <style:style style:name="Tabla2.B" style:family="table-column">
      <style:table-column-properties style:column-width="8.414cm" style:rel-column-width="4770*"/>
    </style:style>
    <style:style style:name="Tabla2.C" style:family="table-column">
      <style:table-column-properties style:column-width="2.466cm" style:rel-column-width="1398*"/>
    </style:style>
    <style:style style:name="Tabla2.A1" style:family="table-cell" style:data-style-name="N5100">
      <style:table-cell-properties fo:background-color="#000080" fo:padding="0cm" fo:border-left="0.002cm solid #000000" fo:border-right="none" fo:border-top="0.002cm solid #000000" fo:border-bottom="0.002cm solid #000000">
        <style:background-image/>
      </style:table-cell-properties>
    </style:style>
    <style:style style:name="Tabla2.C1" style:family="table-cell" style:data-style-name="N5100">
      <style:table-cell-properties fo:background-color="#000080" fo:padding="0cm" fo:border="0.002cm solid #000000">
        <style:background-image/>
      </style:table-cell-properties>
    </style:style>
    <style:style style:name="Tabla2.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2.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3" style:family="table">
      <style:table-properties style:width="15.298cm" style:rel-width="90%" table:align="center" fo:keep-with-next="always"/>
    </style:style>
    <style:style style:name="Tabla3.A" style:family="table-column">
      <style:table-column-properties style:column-width="4.419cm" style:rel-column-width="2505*"/>
    </style:style>
    <style:style style:name="Tabla3.B" style:family="table-column">
      <style:table-column-properties style:column-width="8.414cm" style:rel-column-width="4770*"/>
    </style:style>
    <style:style style:name="Tabla3.C" style:family="table-column">
      <style:table-column-properties style:column-width="2.466cm" style:rel-column-width="1398*"/>
    </style:style>
    <style:style style:name="Tabla3.A1" style:family="table-cell" style:data-style-name="N5100">
      <style:table-cell-properties fo:background-color="#000080" fo:padding="0cm" fo:border-left="0.002cm solid #000000" fo:border-right="none" fo:border-top="0.002cm solid #000000" fo:border-bottom="0.002cm solid #000000">
        <style:background-image/>
      </style:table-cell-properties>
    </style:style>
    <style:style style:name="Tabla3.C1" style:family="table-cell" style:data-style-name="N5100">
      <style:table-cell-properties fo:background-color="#000080" fo:padding="0cm" fo:border="0.002cm solid #000000">
        <style:background-image/>
      </style:table-cell-properties>
    </style:style>
    <style:style style:name="Tabla3.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3.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5" style:family="table">
      <style:table-properties style:width="15.298cm" style:rel-width="90%" table:align="center" fo:keep-with-next="always"/>
    </style:style>
    <style:style style:name="Tabla5.A" style:family="table-column">
      <style:table-column-properties style:column-width="4.419cm" style:rel-column-width="2505*"/>
    </style:style>
    <style:style style:name="Tabla5.B" style:family="table-column">
      <style:table-column-properties style:column-width="8.414cm" style:rel-column-width="4770*"/>
    </style:style>
    <style:style style:name="Tabla5.C" style:family="table-column">
      <style:table-column-properties style:column-width="2.466cm" style:rel-column-width="1398*"/>
    </style:style>
    <style:style style:name="Tabla5.A1" style:family="table-cell" style:data-style-name="N5100">
      <style:table-cell-properties fo:background-color="#000080" fo:padding="0cm" fo:border-left="0.002cm solid #000000" fo:border-right="none" fo:border-top="0.002cm solid #000000" fo:border-bottom="0.002cm solid #000000">
        <style:background-image/>
      </style:table-cell-properties>
    </style:style>
    <style:style style:name="Tabla5.C1" style:family="table-cell" style:data-style-name="N5100">
      <style:table-cell-properties fo:background-color="#000080" fo:padding="0cm" fo:border="0.002cm solid #000000">
        <style:background-image/>
      </style:table-cell-properties>
    </style:style>
    <style:style style:name="Tabla5.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5.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6" style:family="table">
      <style:table-properties style:width="15.298cm" style:rel-width="90%" table:align="center" fo:keep-with-next="always"/>
    </style:style>
    <style:style style:name="Tabla6.A" style:family="table-column">
      <style:table-column-properties style:column-width="4.419cm" style:rel-column-width="2505*"/>
    </style:style>
    <style:style style:name="Tabla6.B" style:family="table-column">
      <style:table-column-properties style:column-width="8.414cm" style:rel-column-width="4770*"/>
    </style:style>
    <style:style style:name="Tabla6.C" style:family="table-column">
      <style:table-column-properties style:column-width="2.466cm" style:rel-column-width="1398*"/>
    </style:style>
    <style:style style:name="Tabla6.A1" style:family="table-cell" style:data-style-name="N5100">
      <style:table-cell-properties fo:background-color="#000080" fo:padding="0cm" fo:border-left="0.002cm solid #000000" fo:border-right="none" fo:border-top="0.002cm solid #000000" fo:border-bottom="0.002cm solid #000000">
        <style:background-image/>
      </style:table-cell-properties>
    </style:style>
    <style:style style:name="Tabla6.C1" style:family="table-cell" style:data-style-name="N5100">
      <style:table-cell-properties fo:background-color="#000080" fo:padding="0cm" fo:border="0.002cm solid #000000">
        <style:background-image/>
      </style:table-cell-properties>
    </style:style>
    <style:style style:name="Tabla6.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6.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7" style:family="table">
      <style:table-properties style:width="15.298cm" style:rel-width="90%" table:align="center" fo:keep-with-next="always"/>
    </style:style>
    <style:style style:name="Tabla7.A" style:family="table-column">
      <style:table-column-properties style:column-width="4.419cm" style:rel-column-width="2505*"/>
    </style:style>
    <style:style style:name="Tabla7.B" style:family="table-column">
      <style:table-column-properties style:column-width="8.414cm" style:rel-column-width="4770*"/>
    </style:style>
    <style:style style:name="Tabla7.C" style:family="table-column">
      <style:table-column-properties style:column-width="2.466cm" style:rel-column-width="1398*"/>
    </style:style>
    <style:style style:name="Tabla7.A1" style:family="table-cell" style:data-style-name="N5100">
      <style:table-cell-properties fo:background-color="#000080" fo:padding="0cm" fo:border-left="0.002cm solid #000000" fo:border-right="none" fo:border-top="0.002cm solid #000000" fo:border-bottom="0.002cm solid #000000">
        <style:background-image/>
      </style:table-cell-properties>
    </style:style>
    <style:style style:name="Tabla7.C1" style:family="table-cell" style:data-style-name="N5100">
      <style:table-cell-properties fo:background-color="#000080" fo:padding="0cm" fo:border="0.002cm solid #000000">
        <style:background-image/>
      </style:table-cell-properties>
    </style:style>
    <style:style style:name="Tabla7.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7.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8" style:family="table">
      <style:table-properties style:width="15.298cm" style:rel-width="90%" table:align="center" fo:keep-with-next="always"/>
    </style:style>
    <style:style style:name="Tabla8.A" style:family="table-column">
      <style:table-column-properties style:column-width="4.419cm" style:rel-column-width="2505*"/>
    </style:style>
    <style:style style:name="Tabla8.B" style:family="table-column">
      <style:table-column-properties style:column-width="8.414cm" style:rel-column-width="4770*"/>
    </style:style>
    <style:style style:name="Tabla8.C" style:family="table-column">
      <style:table-column-properties style:column-width="2.466cm" style:rel-column-width="1398*"/>
    </style:style>
    <style:style style:name="Tabla8.A1" style:family="table-cell" style:data-style-name="N5100">
      <style:table-cell-properties fo:background-color="#000080" fo:padding="0cm" fo:border-left="0.002cm solid #000000" fo:border-right="none" fo:border-top="0.002cm solid #000000" fo:border-bottom="0.002cm solid #000000">
        <style:background-image/>
      </style:table-cell-properties>
    </style:style>
    <style:style style:name="Tabla8.C1" style:family="table-cell" style:data-style-name="N5100">
      <style:table-cell-properties fo:background-color="#000080" fo:padding="0cm" fo:border="0.002cm solid #000000">
        <style:background-image/>
      </style:table-cell-properties>
    </style:style>
    <style:style style:name="Tabla8.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8.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9" style:family="table">
      <style:table-properties style:width="15.298cm" style:rel-width="90%" table:align="center" fo:keep-with-next="always"/>
    </style:style>
    <style:style style:name="Tabla9.A" style:family="table-column">
      <style:table-column-properties style:column-width="4.419cm" style:rel-column-width="2505*"/>
    </style:style>
    <style:style style:name="Tabla9.B" style:family="table-column">
      <style:table-column-properties style:column-width="8.414cm" style:rel-column-width="4770*"/>
    </style:style>
    <style:style style:name="Tabla9.C" style:family="table-column">
      <style:table-column-properties style:column-width="2.466cm" style:rel-column-width="1398*"/>
    </style:style>
    <style:style style:name="Tabla9.A1" style:family="table-cell" style:data-style-name="N5100">
      <style:table-cell-properties fo:background-color="#000080" fo:padding="0cm" fo:border-left="0.002cm solid #000000" fo:border-right="none" fo:border-top="0.002cm solid #000000" fo:border-bottom="0.002cm solid #000000">
        <style:background-image/>
      </style:table-cell-properties>
    </style:style>
    <style:style style:name="Tabla9.C1" style:family="table-cell" style:data-style-name="N5100">
      <style:table-cell-properties fo:background-color="#000080" fo:padding="0cm" fo:border="0.002cm solid #000000">
        <style:background-image/>
      </style:table-cell-properties>
    </style:style>
    <style:style style:name="Tabla9.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9.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10" style:family="table">
      <style:table-properties style:width="15.298cm" style:rel-width="90%" table:align="center" fo:keep-with-next="always"/>
    </style:style>
    <style:style style:name="Tabla10.A" style:family="table-column">
      <style:table-column-properties style:column-width="4.419cm" style:rel-column-width="2505*"/>
    </style:style>
    <style:style style:name="Tabla10.B" style:family="table-column">
      <style:table-column-properties style:column-width="8.414cm" style:rel-column-width="4770*"/>
    </style:style>
    <style:style style:name="Tabla10.C" style:family="table-column">
      <style:table-column-properties style:column-width="2.466cm" style:rel-column-width="1398*"/>
    </style:style>
    <style:style style:name="Tabla10.A1" style:family="table-cell" style:data-style-name="N5100">
      <style:table-cell-properties fo:background-color="#000080" fo:padding="0cm" fo:border-left="0.002cm solid #000000" fo:border-right="none" fo:border-top="0.002cm solid #000000" fo:border-bottom="0.002cm solid #000000">
        <style:background-image/>
      </style:table-cell-properties>
    </style:style>
    <style:style style:name="Tabla10.C1" style:family="table-cell" style:data-style-name="N5100">
      <style:table-cell-properties fo:background-color="#000080" fo:padding="0cm" fo:border="0.002cm solid #000000">
        <style:background-image/>
      </style:table-cell-properties>
    </style:style>
    <style:style style:name="Tabla10.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10.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11" style:family="table">
      <style:table-properties style:width="15.298cm" style:rel-width="90%" table:align="center" fo:keep-with-next="always"/>
    </style:style>
    <style:style style:name="Tabla11.A" style:family="table-column">
      <style:table-column-properties style:column-width="4.419cm" style:rel-column-width="2505*"/>
    </style:style>
    <style:style style:name="Tabla11.B" style:family="table-column">
      <style:table-column-properties style:column-width="8.414cm" style:rel-column-width="4770*"/>
    </style:style>
    <style:style style:name="Tabla11.C" style:family="table-column">
      <style:table-column-properties style:column-width="2.466cm" style:rel-column-width="1398*"/>
    </style:style>
    <style:style style:name="Tabla11.A1" style:family="table-cell" style:data-style-name="N5100">
      <style:table-cell-properties fo:background-color="#000080" fo:padding="0cm" fo:border-left="0.002cm solid #000000" fo:border-right="none" fo:border-top="0.002cm solid #000000" fo:border-bottom="0.002cm solid #000000">
        <style:background-image/>
      </style:table-cell-properties>
    </style:style>
    <style:style style:name="Tabla11.C1" style:family="table-cell" style:data-style-name="N5100">
      <style:table-cell-properties fo:background-color="#000080" fo:padding="0cm" fo:border="0.002cm solid #000000">
        <style:background-image/>
      </style:table-cell-properties>
    </style:style>
    <style:style style:name="Tabla11.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11.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12" style:family="table">
      <style:table-properties style:width="15.298cm" style:rel-width="90%" table:align="center" fo:keep-with-next="always"/>
    </style:style>
    <style:style style:name="Tabla12.A" style:family="table-column">
      <style:table-column-properties style:column-width="4.419cm" style:rel-column-width="2505*"/>
    </style:style>
    <style:style style:name="Tabla12.B" style:family="table-column">
      <style:table-column-properties style:column-width="8.414cm" style:rel-column-width="4770*"/>
    </style:style>
    <style:style style:name="Tabla12.C" style:family="table-column">
      <style:table-column-properties style:column-width="2.466cm" style:rel-column-width="1398*"/>
    </style:style>
    <style:style style:name="Tabla12.A1" style:family="table-cell" style:data-style-name="N5100">
      <style:table-cell-properties fo:background-color="#000080" fo:padding="0cm" fo:border-left="0.002cm solid #000000" fo:border-right="none" fo:border-top="0.002cm solid #000000" fo:border-bottom="0.002cm solid #000000">
        <style:background-image/>
      </style:table-cell-properties>
    </style:style>
    <style:style style:name="Tabla12.C1" style:family="table-cell" style:data-style-name="N5100">
      <style:table-cell-properties fo:background-color="#000080" fo:padding="0cm" fo:border="0.002cm solid #000000">
        <style:background-image/>
      </style:table-cell-properties>
    </style:style>
    <style:style style:name="Tabla12.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12.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12.5" style:family="table-row">
      <style:table-row-properties style:min-row-height="0.466cm"/>
    </style:style>
    <style:style style:name="Tabla13" style:family="table">
      <style:table-properties style:width="15.298cm" style:rel-width="90%" table:align="center" fo:keep-with-next="always"/>
    </style:style>
    <style:style style:name="Tabla13.A" style:family="table-column">
      <style:table-column-properties style:column-width="4.419cm" style:rel-column-width="2505*"/>
    </style:style>
    <style:style style:name="Tabla13.B" style:family="table-column">
      <style:table-column-properties style:column-width="8.414cm" style:rel-column-width="4770*"/>
    </style:style>
    <style:style style:name="Tabla13.C" style:family="table-column">
      <style:table-column-properties style:column-width="2.466cm" style:rel-column-width="1398*"/>
    </style:style>
    <style:style style:name="Tabla13.A1" style:family="table-cell" style:data-style-name="N5100">
      <style:table-cell-properties fo:background-color="#000080" fo:padding="0cm" fo:border-left="0.002cm solid #000000" fo:border-right="none" fo:border-top="0.002cm solid #000000" fo:border-bottom="0.002cm solid #000000">
        <style:background-image/>
      </style:table-cell-properties>
    </style:style>
    <style:style style:name="Tabla13.C1" style:family="table-cell" style:data-style-name="N5100">
      <style:table-cell-properties fo:background-color="#000080" fo:padding="0cm" fo:border="0.002cm solid #000000">
        <style:background-image/>
      </style:table-cell-properties>
    </style:style>
    <style:style style:name="Tabla13.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13.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14" style:family="table">
      <style:table-properties style:width="15.298cm" style:rel-width="90%" table:align="center" fo:keep-with-next="always"/>
    </style:style>
    <style:style style:name="Tabla14.A" style:family="table-column">
      <style:table-column-properties style:column-width="4.419cm" style:rel-column-width="2505*"/>
    </style:style>
    <style:style style:name="Tabla14.B" style:family="table-column">
      <style:table-column-properties style:column-width="8.414cm" style:rel-column-width="4770*"/>
    </style:style>
    <style:style style:name="Tabla14.C" style:family="table-column">
      <style:table-column-properties style:column-width="2.466cm" style:rel-column-width="1398*"/>
    </style:style>
    <style:style style:name="Tabla14.A1" style:family="table-cell" style:data-style-name="N5100">
      <style:table-cell-properties fo:background-color="#000080" fo:padding="0cm" fo:border-left="0.002cm solid #000000" fo:border-right="none" fo:border-top="0.002cm solid #000000" fo:border-bottom="0.002cm solid #000000">
        <style:background-image/>
      </style:table-cell-properties>
    </style:style>
    <style:style style:name="Tabla14.C1" style:family="table-cell" style:data-style-name="N5100">
      <style:table-cell-properties fo:background-color="#000080" fo:padding="0cm" fo:border="0.002cm solid #000000">
        <style:background-image/>
      </style:table-cell-properties>
    </style:style>
    <style:style style:name="Tabla14.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14.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15" style:family="table">
      <style:table-properties style:width="15.298cm" style:rel-width="90%" table:align="center" fo:keep-with-next="always"/>
    </style:style>
    <style:style style:name="Tabla15.A" style:family="table-column">
      <style:table-column-properties style:column-width="4.419cm" style:rel-column-width="2505*"/>
    </style:style>
    <style:style style:name="Tabla15.B" style:family="table-column">
      <style:table-column-properties style:column-width="8.414cm" style:rel-column-width="4770*"/>
    </style:style>
    <style:style style:name="Tabla15.C" style:family="table-column">
      <style:table-column-properties style:column-width="2.466cm" style:rel-column-width="1398*"/>
    </style:style>
    <style:style style:name="Tabla15.A1" style:family="table-cell" style:data-style-name="N5100">
      <style:table-cell-properties fo:background-color="#000080" fo:padding="0cm" fo:border-left="0.002cm solid #000000" fo:border-right="none" fo:border-top="0.002cm solid #000000" fo:border-bottom="0.002cm solid #000000">
        <style:background-image/>
      </style:table-cell-properties>
    </style:style>
    <style:style style:name="Tabla15.C1" style:family="table-cell" style:data-style-name="N5100">
      <style:table-cell-properties fo:background-color="#000080" fo:padding="0cm" fo:border="0.002cm solid #000000">
        <style:background-image/>
      </style:table-cell-properties>
    </style:style>
    <style:style style:name="Tabla15.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15.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P1" style:family="paragraph" style:parent-style-name="EPS_5f_portada">
      <style:paragraph-properties fo:margin-top="0cm" fo:margin-bottom="0.4cm"/>
      <style:text-properties style:font-name="Calibri2" fo:font-size="14pt" style:font-size-asian="14pt" style:font-size-complex="14pt"/>
    </style:style>
    <style:style style:name="P2" style:family="paragraph" style:parent-style-name="Universidad_5f_portada">
      <style:text-properties style:font-name="Calibri2" fo:font-size="14pt" style:font-size-asian="14pt" style:font-size-complex="14pt"/>
    </style:style>
    <style:style style:name="P3" style:family="paragraph" style:parent-style-name="Texto_5f_portada">
      <style:paragraph-properties fo:margin-left="1.958cm" fo:margin-right="0cm" fo:text-indent="0cm" style:auto-text-indent="false"/>
      <style:text-properties fo:font-weight="bold" style:font-weight-asian="bold" style:font-weight-complex="bold"/>
    </style:style>
    <style:style style:name="P4" style:family="paragraph" style:parent-style-name="Texto_5f_portada">
      <style:paragraph-properties fo:margin-left="1.958cm" fo:margin-right="0cm" fo:text-indent="0cm" style:auto-text-indent="false"/>
      <style:text-properties fo:language="es" fo:country="ES" fo:font-weight="bold" style:language-asian="zxx" style:country-asian="none" style:font-weight-asian="bold" style:language-complex="zxx" style:country-complex="none" style:font-weight-complex="bold"/>
    </style:style>
    <style:style style:name="P5" style:family="paragraph" style:parent-style-name="Título_5f_portada">
      <style:text-properties style:font-name="Calibri2" fo:font-size="20pt" fo:font-weight="normal" style:font-size-asian="20pt" style:font-weight-asian="normal" style:font-size-complex="20pt" style:font-weight-complex="normal"/>
    </style:style>
    <style:style style:name="P6" style:family="paragraph" style:parent-style-name="Subtítulo_5f_portada">
      <style:text-properties style:font-name="Calibri2"/>
    </style:style>
    <style:style style:name="P7" style:family="paragraph" style:parent-style-name="Table">
      <style:paragraph-properties fo:text-align="center" style:justify-single-word="false"/>
      <style:text-properties style:font-name="Calibri2"/>
    </style:style>
    <style:style style:name="P8" style:family="paragraph" style:parent-style-name="Text_20_body">
      <style:text-properties fo:language="es" fo:country="ES" style:language-asian="zxx" style:country-asian="none" style:language-complex="zxx" style:country-complex="none"/>
    </style:style>
    <style:style style:name="P9" style:family="paragraph" style:parent-style-name="Text_20_body" style:list-style-name="L1">
      <style:text-properties fo:language="es" fo:country="ES" style:language-asian="zxx" style:country-asian="none" style:language-complex="zxx" style:country-complex="none"/>
    </style:style>
    <style:style style:name="P10" style:family="paragraph" style:parent-style-name="Text_20_body">
      <style:text-properties fo:language="es" fo:country="ES" fo:font-weight="bold" style:language-asian="zxx" style:country-asian="none" style:font-weight-asian="bold" style:language-complex="zxx" style:country-complex="none" style:font-weight-complex="bold"/>
    </style:style>
    <style:style style:name="P11" style:family="paragraph" style:parent-style-name="Text_20_body">
      <style:paragraph-properties fo:text-align="center" style:justify-single-word="false"/>
      <style:text-properties style:font-name="Calibri2" fo:language="es"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12" style:family="paragraph" style:parent-style-name="Heading_20_1">
      <style:paragraph-properties fo:break-before="page"/>
      <style:text-properties fo:language="es" fo:country="ES" style:language-asian="zxx" style:country-asian="none" style:language-complex="zxx" style:country-complex="none"/>
    </style:style>
    <style:style style:name="P13" style:family="paragraph" style:parent-style-name="Heading_20_2">
      <style:text-properties fo:language="es" fo:country="ES" style:language-asian="zxx" style:country-asian="none" style:language-complex="zxx" style:country-complex="none"/>
    </style:style>
    <style:style style:name="P14" style:family="paragraph" style:parent-style-name="Heading_20_3">
      <style:text-properties fo:language="es" fo:country="ES" style:language-asian="zxx" style:country-asian="none" style:language-complex="zxx" style:country-complex="none"/>
    </style:style>
    <style:style style:name="P15" style:family="paragraph" style:parent-style-name="Illustration">
      <style:paragraph-properties fo:text-align="center" style:justify-single-word="false"/>
    </style:style>
    <style:style style:name="P16" style:family="paragraph" style:parent-style-name="Título_5f_portada" style:master-page-name="First_20_Page">
      <style:paragraph-properties style:page-number="auto"/>
      <style:text-properties style:font-name="Calibri2" fo:font-size="20pt" style:font-size-asian="20pt" style:font-size-complex="20pt"/>
    </style:style>
    <style:style style:name="P17" style:family="paragraph" style:parent-style-name="Contents_20_1">
      <style:paragraph-properties>
        <style:tab-stops>
          <style:tab-stop style:position="17.006cm" style:type="right" style:leader-style="dotted" style:leader-text="."/>
        </style:tab-stops>
      </style:paragraph-properties>
    </style:style>
    <style:style style:name="P18" style:family="paragraph" style:parent-style-name="Contents_20_2">
      <style:paragraph-properties>
        <style:tab-stops>
          <style:tab-stop style:position="16.506cm" style:type="right" style:leader-style="dotted" style:leader-text="."/>
        </style:tab-stops>
      </style:paragraph-properties>
    </style:style>
    <style:style style:name="P19" style:family="paragraph" style:parent-style-name="Contents_20_3">
      <style:paragraph-properties>
        <style:tab-stops>
          <style:tab-stop style:position="16.007cm" style:type="right" style:leader-style="dotted" style:leader-text="."/>
        </style:tab-stops>
      </style:paragraph-properties>
    </style:style>
    <style:style style:name="P20" style:family="paragraph" style:parent-style-name="Illustration_20_Index_20_Heading">
      <style:paragraph-properties fo:break-before="page"/>
    </style:style>
    <style:style style:name="P21" style:family="paragraph" style:parent-style-name="Illustration_20_Index_20_1">
      <style:paragraph-properties>
        <style:tab-stops>
          <style:tab-stop style:position="16.999cm" style:type="right" style:leader-style="dotted" style:leader-text="."/>
        </style:tab-stops>
      </style:paragraph-properties>
    </style:style>
    <style:style style:name="P22" style:family="paragraph" style:parent-style-name="Table_20_Contents">
      <style:paragraph-properties fo:text-align="center" style:justify-single-word="false"/>
      <style:text-properties fo:color="#ffffff" style:text-outline="false" style:text-line-through-style="none" style:font-name="Calibri2" fo:font-size="12pt" fo:language="es" fo:country="ES" fo:font-style="normal" fo:text-shadow="none" style:text-underline-style="none" fo:font-weight="normal"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23" style:family="paragraph" style:parent-style-name="Table_20_Contents">
      <style:paragraph-properties fo:text-align="justify" style:justify-single-word="false"/>
      <style:text-properties fo:color="#000000" style:text-outline="false" style:text-line-through-style="none" style:font-name="Calibri2" fo:font-size="12pt" fo:language="es" fo:country="ES" fo:font-style="normal" fo:text-shadow="none" style:text-underline-style="none" fo:font-weight="normal"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24" style:family="paragraph" style:parent-style-name="Table_20_Contents">
      <style:paragraph-properties fo:text-align="justify" style:justify-single-word="false"/>
    </style:style>
    <style:style style:name="P25" style:family="paragraph" style:parent-style-name="Table_20_Contents">
      <style:paragraph-properties fo:text-align="justify" style:justify-single-word="false"/>
      <style:text-properties style:font-name="Calibri2"/>
    </style:style>
    <style:style style:name="P26" style:family="paragraph" style:parent-style-name="Table_20_Contents">
      <style:paragraph-properties fo:text-align="justify" style:justify-single-word="false"/>
      <style:text-properties style:font-name="Calibri2" fo:font-style="normal" style:font-style-asian="normal" style:font-style-complex="normal"/>
    </style:style>
    <style:style style:name="P27" style:family="paragraph" style:parent-style-name="Table_20_Heading">
      <style:paragraph-properties fo:text-align="center" style:justify-single-word="false"/>
      <style:text-properties fo:color="#ffffff" style:text-outline="false" style:text-line-through-style="none" style:font-name="Calibri2" fo:font-size="12pt" fo:language="es" fo:country="ES" fo:font-style="normal" fo:text-shadow="none" style:text-underline-style="none" fo:font-weight="normal"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28" style:family="paragraph" style:parent-style-name="Table_20_index_20_1">
      <style:paragraph-properties>
        <style:tab-stops>
          <style:tab-stop style:position="16.999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language="es" fo:country="ES" style:language-asian="zxx" style:country-asian="none" style:language-complex="zxx" style:country-complex="none"/>
    </style:style>
    <style:style style:name="T3" style:family="text">
      <style:text-properties fo:language="es" fo:country="ES" fo:font-style="italic" style:language-asian="zxx" style:country-asian="none" style:font-style-asian="italic" style:language-complex="zxx" style:country-complex="none" style:font-style-complex="italic"/>
    </style:style>
    <style:style style:name="T4" style:family="text">
      <style:text-properties fo:language="es" fo:country="ES" fo:font-style="normal" style:language-asian="zxx" style:country-asian="none" style:font-style-asian="normal" style:language-complex="zxx" style:country-complex="none" style:font-style-complex="normal"/>
    </style:style>
    <style:style style:name="T5" style:family="text">
      <style:text-properties fo:language="es" fo:country="ES" fo:font-weight="bold" style:language-asian="zxx" style:country-asian="none" style:font-weight-asian="bold" style:language-complex="zxx" style:country-complex="none" style:font-weight-complex="bold"/>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style:font-name="Calibri2" fo:language="es" fo:country="ES" fo:font-weight="normal" style:language-asian="zxx" style:country-asian="none" style:font-weight-asian="normal" style:language-complex="zxx" style:country-complex="none" style:font-weight-complex="normal"/>
    </style:style>
    <style:style style:name="T9" style:family="text">
      <style:text-properties style:font-name="Calibri2" fo:language="es"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T10" style:family="text">
      <style:text-properties style:font-name="Calibri2" fo:language="es" fo:country="ES" fo:font-style="normal" fo:font-weight="normal" style:language-asian="zxx" style:country-asian="none" style:font-style-asian="normal" style:font-weight-asian="normal" style:language-complex="zxx" style:country-complex="none" style:font-style-complex="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5100" number:language="es" number:country="E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Juegos Web Interactivos para Entrenamiento Visual</text:p>
      <text:p text:style-name="P6">Ingeniería en informática</text:p>
      <text:p text:style-name="P2">Universidad de Córdoba</text:p>
      <text:p text:style-name="P1">Escuela Politécnica Superior</text:p>
      <text:p text:style-name="P5">PRUEBAS</text:p>
      <text:p text:style-name="Texto_5f_portada"><text:span text:style-name="T1">Autor:</text:span><text:span text:style-name="T6"> Manuel Navarro Pérez</text:span></text:p>
      <text:p text:style-name="Texto_5f_portada"><text:span text:style-name="T1">Directores:</text:span> <text:span text:style-name="T6">Antonio Arauzo Azofra</text:span></text:p>
      <text:p text:style-name="P4">Antonio Tomás González Espejo</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7">PRUEBAS<text:tab/>3</text:p>
          <text:p text:style-name="P18">Pruebas unitarias<text:tab/>3</text:p>
          <text:p text:style-name="P19">Pruebas de caja blanca<text:tab/>3</text:p>
          <text:p text:style-name="P19">Pruebas de caja negra<text:tab/>3</text:p>
          <text:p text:style-name="P18">Pruebas de sistema<text:tab/>8</text:p>
        </text:index-body>
      </text:table-of-content>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20">Índice de ilustraciones</text:p>
          </text:index-title>
          <text:p text:style-name="P21">Ilustración 1: Entorno de simulación de Google Chrome<text:tab/>8</text:p>
        </text:index-body>
      </text:illustration-index>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28">Tabla 1: CP.1-Registro local del paciente<text:tab/>4</text:p>
          <text:p text:style-name="P28">Tabla 2: CP.2-Registro con redes sociales<text:tab/>4</text:p>
          <text:p text:style-name="P28">Tabla 3: CP.3-Acceso local del paciente<text:tab/>5</text:p>
          <text:p text:style-name="P28">Tabla 4: CP.4-Acceso con redes sociales<text:tab/>5</text:p>
          <text:p text:style-name="P28">Tabla 5: CP.5-Modificación del perfil del paciente<text:tab/>5</text:p>
          <text:p text:style-name="P28">Tabla 6: CP.5.1-Asignación de contraseña<text:tab/>5</text:p>
          <text:p text:style-name="P28">Tabla 7: CP.5.2-Modificación de contraseña<text:tab/>6</text:p>
          <text:p text:style-name="P28">Tabla 8: CP.6-Vinculación con redes sociales<text:tab/>6</text:p>
          <text:p text:style-name="P28">Tabla 9: CP.7-Salida del paciente del sistema<text:tab/>6</text:p>
          <text:p text:style-name="P28">Tabla 10: CP.8-Gestión de hoja de configuración<text:tab/>6</text:p>
          <text:p text:style-name="P28">Tabla 11: CP.8.1-Modificación de hoja de configuración<text:tab/>7</text:p>
          <text:p text:style-name="P28">Tabla 12: CP.8.2-Eliminación de hoja de configuración<text:tab/>7</text:p>
          <text:p text:style-name="P28">Tabla 13: CP.9-Registro de puntuación<text:tab/>7</text:p>
          <text:p text:style-name="P28">Tabla 14: CP.10-Calibración de pantalla<text:tab/>7</text:p>
          <text:p text:style-name="P28">Tabla 15: CP.11-Jugar al juego<text:tab/>7</text:p>
        </text:index-body>
      </text:table-index>
      <text:p text:style-name="P3"/>
      <text:h text:style-name="P12" text:outline-level="1"><text:bookmark text:name="__RefHeading__530_1206187521"/>PRUEBAS<text:bookmark-end text:name="__RefHeading__530_1206187521"/></text:h>
      <text:p text:style-name="P8">Este capítulo se centrará en la realización de pruebas al sistema. Las pruebas de software se integran dentro las diferentes fases del Ciclo del Software dentro de la Ingeniería de Software; es el proceso que permite verificar y revelar la calidad de un producto software y si cumple con los requerimientos iniciales, así se ejecuta un programa y mediante técnicas experimentales se trata de descubrir qué errores tiene.</text:p>
      <text:p text:style-name="P8">Durante el proceso de desarrollo del software es necesario realizar pruebas continuamente, pero más aún al final de su implementación para validar la integridad general del sistema desarrollado.</text:p>
      <text:p text:style-name="P8">A continuación se presentan una serie de pruebas realizadas al producto desarrollado que prueban su estructura y funcionalidad.</text:p>
      <text:h text:style-name="P13" text:outline-level="2">Pruebas unitarias</text:h>
      <text:h text:style-name="P14" text:outline-level="3">Pruebas de caja blanca</text:h>
      <text:p text:style-name="P8">La prueba de caja blanca del software se basa en el minucioso examen de los detalles procedimentales. Se comprueban los caminos lógicos del software proponiendo casos de prueba que ejerciten conjuntos específicos de condiciones o bucles. Se pueden examinar el estado del programa en varios puntos para determinar si el estado real coincide con el esperado o mencionado.</text:p>
      <text:p text:style-name="P8">Es aconsejable que las pruebas de la caja blanca sean diseñadas después de que exista un diseño o código fuente. Podemos considerar que las pruebas de caja blanca fueron ejecutadas a lo <text:s/>largo del proceso de diseño e implementación de he la herramienta. Básicamente consistieron en desarrollar ejemplos que apliquen la funcionalidad que se debe ofrecer y comprobar que se hace de forma correcta y se obtienen los resultados esperados.</text:p>
      <text:p text:style-name="P8">Por lo tanto, tras la actividad de validación de los diferentes módulos del sistema, el procedimiento de pruebas de caja blanca queda cubierto, así como con toda la serie de pruebas efectuadas en cada interacción e incremento del desarrollo del componente requerido.</text:p>
      <text:h text:style-name="P14" text:outline-level="3">Pruebas de caja negra</text:h>
      <text:p text:style-name="P8">Las pruebas de caja negra se centran en los requisitos funcionales del software y permiten al ingeniero del software obtener un conjunto de condiciones de entrada que ejerciten completamente todos los requisitos funcionales de un programa.</text:p>
      <text:p text:style-name="P8">A diferencia de las pruebas de caja blanca, que se llevan a cabo previamente en el proceso de prueba, la prueba de caja negra tiende a aplicarse en fases posteriores.</text:p>
      <text:p text:style-name="P8">Estas pruebas ofrecen un enfoque complementario que intentan descubrir diferentes tipos de errores. Las pruebas de caja negra pueden evidenciar problemas en la interfaz, en la usabilidad o funcionalidades incorrectas o ausentes, pueden también sacar a relucir errores en accesos a base de datos externas, rendimiento o incluso errores de inicialización y de terminación.</text:p>
      <text:p text:style-name="P8"><text:soft-page-break/>Normalmente, para definir el conjunto de casos de prueba pertenecientes a las pruebas de caja negra, nos fijamos en los casos de uso que fueron definidos en el análisis del sistema. Al identificar los requisitos funcionales, se definieron una serie de casos de uso, cada caso de uso representa una funcionalidad y la manera de interactuar que tiene el actor con el sistema. Por ello, cada caso de prueba deriva de un caso de y cada caso de prueba <text:s/>estará asociado a un escenario de un caso de uso en particular.</text:p>
      <text:p text:style-name="P8">Un caso de prueba de este tipo incluye la verificación del resultado de la interacción entre los actores y el sistema, que se satisfacen las precondiciones y postcondiciones especificadas por el caso de uso que lo identifica y que se sigue la secuencia de acciones especificadas por el caso de uso. Un caso de prueba basado en un caso de uso especifica típicamente una prueba del comportamiento observable externamente del sistema, que es la definición de prueba de caja negra.</text:p>
      <text:p text:style-name="P8">Todos los casos de uso que se van a definir a continuación tendrán las siguientes condiciones:</text:p>
      <text:list xml:id="list29358196" text:style-name="L1">
        <text:list-item>
          <text:p text:style-name="P9">Cada caso de uso de prueba tendrá asociado un caso de uso y se encontrará identificado por su nombre y un ´código formado por las letras CP y un número entero que se irá incrementando por cada caso de prueba existente y coincidiendo con número de caso de uso asociado.</text:p>
        </text:list-item>
        <text:list-item>
          <text:p text:style-name="P9">Además se definirán los siguientes atributos:</text:p>
          <text:list>
            <text:list-item>
              <text:p text:style-name="P9">Descripción: comentario breve del caso de prueba asociado al caso de uso.</text:p>
            </text:list-item>
            <text:list-item>
              <text:p text:style-name="P9">Valor esperado: resultado que se desea obtener.</text:p>
            </text:list-item>
            <text:list-item>
              <text:p text:style-name="P9">Objetivo: indica qué se pretende probar.</text:p>
            </text:list-item>
            <text:list-item>
              <text:p text:style-name="P9">Resultado: resultado de la prueba.</text:p>
            </text:list-item>
          </text:list>
        </text:list-item>
      </text:list>
      <text:p text:style-name="P10">Caso de prueba 1: Registro local del paciente</text:p>
      <table:table table:name="Tabla4" table:style-name="Tabla4">
        <table:table-column table:style-name="Tabla4.A"/>
        <table:table-column table:style-name="Tabla4.B"/>
        <table:table-column table:style-name="Tabla4.C"/>
        <table:table-header-rows>
          <table:table-row>
            <table:table-cell table:style-name="Tabla4.A1" table:number-columns-spanned="2" office:value-type="float" office:value="0">
              <text:p text:style-name="P27"><text:span text:style-name="T7">Caso de Prueba: Registro local del paciente</text:span></text:p>
            </table:table-cell>
            <table:covered-table-cell/>
            <table:table-cell table:style-name="Tabla4.C1" office:value-type="float" office:value="0">
              <text:p text:style-name="P27">CP.1</text:p>
            </table:table-cell>
          </table:table-row>
        </table:table-header-rows>
        <table:table-row>
          <table:table-cell table:style-name="Tabla4.A2" office:value-type="float" office:value="0">
            <text:p text:style-name="P22">Descripción:</text:p>
          </table:table-cell>
          <table:table-cell table:style-name="Tabla4.B2" table:number-columns-spanned="2" office:value-type="string">
            <text:p text:style-name="P23">Registro del paciente en el sistema.</text:p>
          </table:table-cell>
          <table:covered-table-cell/>
        </table:table-row>
        <table:table-row>
          <table:table-cell table:style-name="Tabla4.A2" office:value-type="float" office:value="0">
            <text:p text:style-name="P22">Valor esperado:</text:p>
          </table:table-cell>
          <table:table-cell table:style-name="Tabla4.B2" table:number-columns-spanned="2" office:value-type="string">
            <text:p text:style-name="P23">Acceso a la aplicación con correo electrónico y contraseña.</text:p>
          </table:table-cell>
          <table:covered-table-cell/>
        </table:table-row>
        <table:table-row>
          <table:table-cell table:style-name="Tabla4.A2" office:value-type="float" office:value="0">
            <text:p text:style-name="P22">Objetivo:</text:p>
          </table:table-cell>
          <table:table-cell table:style-name="Tabla4.B2" table:number-columns-spanned="2" office:value-type="string">
            <text:p text:style-name="P24"><text:span text:style-name="_5f_JavaIdent"><text:span text:style-name="T10">Comprobar que el usuario puede acceder tras rellenar el formulario de entrada en el apartado de registro y que se deniegue el acceso en caso de que exista alguna irregularidad en éste.</text:span></text:span></text:p>
          </table:table-cell>
          <table:covered-table-cell/>
        </table:table-row>
        <table:table-row>
          <table:table-cell table:style-name="Tabla4.A2" office:value-type="float" office:value="0">
            <text:p text:style-name="P22">Resultado obtenido:</text:p>
          </table:table-cell>
          <table:table-cell table:style-name="Tabla4.B2" table:number-columns-spanned="2" office:value-type="string">
            <text:p text:style-name="P26">Comprobación correcta.</text:p>
          </table:table-cell>
          <table:covered-table-cell/>
        </table:table-row>
      </table:table>
      <text:p text:style-name="P7">Tabla <text:sequence text:ref-name="refTable0" text:name="Table" text:formula="ooow:Table+1" style:num-format="1">1</text:sequence>: CP.1-Registro local del paciente</text:p>
      <text:p text:style-name="P10">Caso de prueba 2: Registro con redes sociales</text:p>
      <table:table table:name="Tabla1" table:style-name="Tabla1">
        <table:table-column table:style-name="Tabla1.A"/>
        <table:table-column table:style-name="Tabla1.B"/>
        <table:table-column table:style-name="Tabla1.C"/>
        <table:table-header-rows>
          <table:table-row>
            <table:table-cell table:style-name="Tabla1.A1" table:number-columns-spanned="2" office:value-type="float" office:value="0">
              <text:p text:style-name="P27"><text:span text:style-name="T7">Caso de Prueba: Registro con redes sociales</text:span></text:p>
            </table:table-cell>
            <table:covered-table-cell/>
            <table:table-cell table:style-name="Tabla1.C1" office:value-type="float" office:value="0">
              <text:p text:style-name="P27">CP.2</text:p>
            </table:table-cell>
          </table:table-row>
        </table:table-header-rows>
        <table:table-row>
          <table:table-cell table:style-name="Tabla1.A2" office:value-type="float" office:value="0">
            <text:p text:style-name="P22">Descripción:</text:p>
          </table:table-cell>
          <table:table-cell table:style-name="Tabla1.B2" table:number-columns-spanned="2" office:value-type="string">
            <text:p text:style-name="P23">Registro del paciente en el sistema a través de las redes sociales.</text:p>
          </table:table-cell>
          <table:covered-table-cell/>
        </table:table-row>
        <table:table-row>
          <table:table-cell table:style-name="Tabla1.A2" office:value-type="float" office:value="0">
            <text:p text:style-name="P22">Valor esperado:</text:p>
          </table:table-cell>
          <table:table-cell table:style-name="Tabla1.B2" table:number-columns-spanned="2" office:value-type="string">
            <text:p text:style-name="P23">Acceso a la aplicación con autenticación en redes sociales.</text:p>
          </table:table-cell>
          <table:covered-table-cell/>
        </table:table-row>
        <table:table-row>
          <table:table-cell table:style-name="Tabla1.A2" office:value-type="float" office:value="0">
            <text:p text:style-name="P22">Objetivo:</text:p>
          </table:table-cell>
          <table:table-cell table:style-name="Tabla1.B2" table:number-columns-spanned="2" office:value-type="string">
            <text:p text:style-name="P24"><text:span text:style-name="_5f_JavaIdent"><text:span text:style-name="T10">Comprobar que existe una conexión entre el sistema desarrollado y las redes sociales y que la retrollamada o </text:span></text:span><text:span text:style-name="_5f_JavaIdent"><text:span text:style-name="T9">callbak </text:span></text:span><text:span text:style-name="_5f_JavaIdent"><text:span text:style-name="T10">de ésta, redirige el flujo a la interfaz del paciente una vez haya aceptado el acceso a través de redes sociales.</text:span></text:span></text:p>
          </table:table-cell>
          <table:covered-table-cell/>
        </table:table-row>
        <table:table-row>
          <table:table-cell table:style-name="Tabla1.A2" office:value-type="float" office:value="0">
            <text:p text:style-name="P22">Resultado obtenido:</text:p>
          </table:table-cell>
          <table:table-cell table:style-name="Tabla1.B2" table:number-columns-spanned="2" office:value-type="string">
            <text:p text:style-name="P25">Comprobación correcta.</text:p>
          </table:table-cell>
          <table:covered-table-cell/>
        </table:table-row>
      </table:table>
      <text:p text:style-name="P11">Tabla <text:sequence text:ref-name="refTable1" text:name="Table" text:formula="ooow:Table+1" style:num-format="1">2</text:sequence>: CP.2-Registro con redes sociales</text:p>
      <text:p text:style-name="P10"><text:soft-page-break/>Caso de prueba 3: Acceso local del paciente</text:p>
      <table:table table:name="Tabla2" table:style-name="Tabla2">
        <table:table-column table:style-name="Tabla2.A"/>
        <table:table-column table:style-name="Tabla2.B"/>
        <table:table-column table:style-name="Tabla2.C"/>
        <table:table-header-rows>
          <table:table-row>
            <table:table-cell table:style-name="Tabla2.A1" table:number-columns-spanned="2" office:value-type="float" office:value="0">
              <text:p text:style-name="P27"><text:span text:style-name="T7">Caso de Prueba: Acceso local del paciente</text:span></text:p>
            </table:table-cell>
            <table:covered-table-cell/>
            <table:table-cell table:style-name="Tabla2.C1" office:value-type="float" office:value="0">
              <text:p text:style-name="P27">CP.3</text:p>
            </table:table-cell>
          </table:table-row>
        </table:table-header-rows>
        <table:table-row>
          <table:table-cell table:style-name="Tabla2.A2" office:value-type="float" office:value="0">
            <text:p text:style-name="P22">Descripción:</text:p>
          </table:table-cell>
          <table:table-cell table:style-name="Tabla2.B2" table:number-columns-spanned="2" office:value-type="string">
            <text:p text:style-name="P23">Autenticación en el sistema.</text:p>
          </table:table-cell>
          <table:covered-table-cell/>
        </table:table-row>
        <table:table-row>
          <table:table-cell table:style-name="Tabla2.A2" office:value-type="float" office:value="0">
            <text:p text:style-name="P22">Valor esperado:</text:p>
          </table:table-cell>
          <table:table-cell table:style-name="Tabla2.B2" table:number-columns-spanned="2" office:value-type="string">
            <text:p text:style-name="P23">Acceso a la aplicación con usuario y contraseña.</text:p>
          </table:table-cell>
          <table:covered-table-cell/>
        </table:table-row>
        <table:table-row>
          <table:table-cell table:style-name="Tabla2.A2" office:value-type="float" office:value="0">
            <text:p text:style-name="P22">Objetivo:</text:p>
          </table:table-cell>
          <table:table-cell table:style-name="Tabla2.B2" table:number-columns-spanned="2" office:value-type="string">
            <text:p text:style-name="P24"><text:span text:style-name="_5f_JavaIdent"><text:span text:style-name="T8">Comprobar que el usuario puede acceder correctamente al sistema con sus datos de acceso y que se deniega el acceso cuando los datos introducidos son incorrectos, indicándolo con su correspondiente mensaje de error.</text:span></text:span></text:p>
          </table:table-cell>
          <table:covered-table-cell/>
        </table:table-row>
        <table:table-row>
          <table:table-cell table:style-name="Tabla2.A2" office:value-type="float" office:value="0">
            <text:p text:style-name="P22">Resultado obtenido:</text:p>
          </table:table-cell>
          <table:table-cell table:style-name="Tabla2.B2" table:number-columns-spanned="2" office:value-type="string">
            <text:p text:style-name="P25">Comprobación correcta.</text:p>
          </table:table-cell>
          <table:covered-table-cell/>
        </table:table-row>
      </table:table>
      <text:p text:style-name="P11">Tabla <text:sequence text:ref-name="refTable2" text:name="Table" text:formula="ooow:Table+1" style:num-format="1">3</text:sequence>: CP.3-Acceso local del paciente</text:p>
      <text:p text:style-name="P10">Caso de prueba 4: Acceso con redes sociales</text:p>
      <table:table table:name="Tabla3" table:style-name="Tabla3">
        <table:table-column table:style-name="Tabla3.A"/>
        <table:table-column table:style-name="Tabla3.B"/>
        <table:table-column table:style-name="Tabla3.C"/>
        <table:table-header-rows>
          <table:table-row>
            <table:table-cell table:style-name="Tabla3.A1" table:number-columns-spanned="2" office:value-type="float" office:value="0">
              <text:p text:style-name="P27"><text:span text:style-name="T7">Caso de Prueba: Acceso con redes sociales</text:span></text:p>
            </table:table-cell>
            <table:covered-table-cell/>
            <table:table-cell table:style-name="Tabla3.C1" office:value-type="float" office:value="0">
              <text:p text:style-name="P27">CP.4</text:p>
            </table:table-cell>
          </table:table-row>
        </table:table-header-rows>
        <table:table-row>
          <table:table-cell table:style-name="Tabla3.A2" office:value-type="float" office:value="0">
            <text:p text:style-name="P22">Descripción:</text:p>
          </table:table-cell>
          <table:table-cell table:style-name="Tabla3.B2" table:number-columns-spanned="2" office:value-type="string">
            <text:p text:style-name="P23">Autenticación en el sistema.</text:p>
          </table:table-cell>
          <table:covered-table-cell/>
        </table:table-row>
        <table:table-row>
          <table:table-cell table:style-name="Tabla3.A2" office:value-type="float" office:value="0">
            <text:p text:style-name="P22">Valor esperado:</text:p>
          </table:table-cell>
          <table:table-cell table:style-name="Tabla3.B2" table:number-columns-spanned="2" office:value-type="string">
            <text:p text:style-name="P23">Acceso a la aplicación con vinculación de red social.</text:p>
          </table:table-cell>
          <table:covered-table-cell/>
        </table:table-row>
        <table:table-row>
          <table:table-cell table:style-name="Tabla3.A2" office:value-type="float" office:value="0">
            <text:p text:style-name="P22">Objetivo:</text:p>
          </table:table-cell>
          <table:table-cell table:style-name="Tabla3.B2" table:number-columns-spanned="2" office:value-type="string">
            <text:p text:style-name="P24"><text:span text:style-name="_5f_JavaIdent"><text:span text:style-name="T8">Comprobar que el usuario puede acceder al sistema, tras su previa vinculación con las redes sociales, a través de cualquier red social disponible para el acceso.</text:span></text:span></text:p>
          </table:table-cell>
          <table:covered-table-cell/>
        </table:table-row>
        <table:table-row>
          <table:table-cell table:style-name="Tabla3.A2" office:value-type="float" office:value="0">
            <text:p text:style-name="P22">Resultado obtenido:</text:p>
          </table:table-cell>
          <table:table-cell table:style-name="Tabla3.B2" table:number-columns-spanned="2" office:value-type="string">
            <text:p text:style-name="P25">Comprobación correcta.</text:p>
          </table:table-cell>
          <table:covered-table-cell/>
        </table:table-row>
      </table:table>
      <text:p text:style-name="P11">Tabla <text:sequence text:ref-name="refTable3" text:name="Table" text:formula="ooow:Table+1" style:num-format="1">4</text:sequence>: CP.4-Acceso con redes sociales</text:p>
      <text:p text:style-name="P10">Caso de prueba 5: Modificación del perfil del paciente</text:p>
      <table:table table:name="Tabla5" table:style-name="Tabla5">
        <table:table-column table:style-name="Tabla5.A"/>
        <table:table-column table:style-name="Tabla5.B"/>
        <table:table-column table:style-name="Tabla5.C"/>
        <table:table-header-rows>
          <table:table-row>
            <table:table-cell table:style-name="Tabla5.A1" table:number-columns-spanned="2" office:value-type="float" office:value="0">
              <text:p text:style-name="P27"><text:span text:style-name="T7">Caso de Prueba: Modificación del perfil del paciente</text:span></text:p>
            </table:table-cell>
            <table:covered-table-cell/>
            <table:table-cell table:style-name="Tabla5.C1" office:value-type="float" office:value="0">
              <text:p text:style-name="P27">CP.5</text:p>
            </table:table-cell>
          </table:table-row>
        </table:table-header-rows>
        <table:table-row>
          <table:table-cell table:style-name="Tabla5.A2" office:value-type="float" office:value="0">
            <text:p text:style-name="P22">Descripción:</text:p>
          </table:table-cell>
          <table:table-cell table:style-name="Tabla5.B2" table:number-columns-spanned="2" office:value-type="string">
            <text:p text:style-name="P23">Cambiar datos personales del perfil del paciente.</text:p>
          </table:table-cell>
          <table:covered-table-cell/>
        </table:table-row>
        <table:table-row>
          <table:table-cell table:style-name="Tabla5.A2" office:value-type="float" office:value="0">
            <text:p text:style-name="P22">Valor esperado:</text:p>
          </table:table-cell>
          <table:table-cell table:style-name="Tabla5.B2" table:number-columns-spanned="2" office:value-type="string">
            <text:p text:style-name="P23">Se produzca un cambio en el valor de los datos.</text:p>
          </table:table-cell>
          <table:covered-table-cell/>
        </table:table-row>
        <table:table-row>
          <table:table-cell table:style-name="Tabla5.A2" office:value-type="float" office:value="0">
            <text:p text:style-name="P22">Objetivo:</text:p>
          </table:table-cell>
          <table:table-cell table:style-name="Tabla5.B2" table:number-columns-spanned="2" office:value-type="string">
            <text:p text:style-name="P24"><text:span text:style-name="_5f_JavaIdent"><text:span text:style-name="T8">Comprobar que un usuario puede modificar sus datos a través de la aplicación y que éstos se han modificado satisfactoriamente.</text:span></text:span></text:p>
          </table:table-cell>
          <table:covered-table-cell/>
        </table:table-row>
        <table:table-row>
          <table:table-cell table:style-name="Tabla5.A2" office:value-type="float" office:value="0">
            <text:p text:style-name="P22">Resultado obtenido:</text:p>
          </table:table-cell>
          <table:table-cell table:style-name="Tabla5.B2" table:number-columns-spanned="2" office:value-type="string">
            <text:p text:style-name="P25">Comprobación correcta.</text:p>
          </table:table-cell>
          <table:covered-table-cell/>
        </table:table-row>
      </table:table>
      <text:p text:style-name="P11">Tabla <text:sequence text:ref-name="refTable4" text:name="Table" text:formula="ooow:Table+1" style:num-format="1">5</text:sequence>: CP.5-Modificación del perfil del paciente</text:p>
      <text:p text:style-name="P10">Caso de prueba 5.1: Asignación de contraseña</text:p>
      <table:table table:name="Tabla6" table:style-name="Tabla6">
        <table:table-column table:style-name="Tabla6.A"/>
        <table:table-column table:style-name="Tabla6.B"/>
        <table:table-column table:style-name="Tabla6.C"/>
        <table:table-header-rows>
          <table:table-row>
            <table:table-cell table:style-name="Tabla6.A1" table:number-columns-spanned="2" office:value-type="float" office:value="0">
              <text:p text:style-name="P27"><text:span text:style-name="T7">Caso de Prueba: Asignación de contraseña</text:span></text:p>
            </table:table-cell>
            <table:covered-table-cell/>
            <table:table-cell table:style-name="Tabla6.C1" office:value-type="float" office:value="0">
              <text:p text:style-name="P27">CP.5.1</text:p>
            </table:table-cell>
          </table:table-row>
        </table:table-header-rows>
        <table:table-row>
          <table:table-cell table:style-name="Tabla6.A2" office:value-type="float" office:value="0">
            <text:p text:style-name="P22">Descripción:</text:p>
          </table:table-cell>
          <table:table-cell table:style-name="Tabla6.B2" table:number-columns-spanned="2" office:value-type="string">
            <text:p text:style-name="P23">Asignación de contraseña al usuario.</text:p>
          </table:table-cell>
          <table:covered-table-cell/>
        </table:table-row>
        <table:table-row>
          <table:table-cell table:style-name="Tabla6.A2" office:value-type="float" office:value="0">
            <text:p text:style-name="P22">Valor esperado:</text:p>
          </table:table-cell>
          <table:table-cell table:style-name="Tabla6.B2" table:number-columns-spanned="2" office:value-type="string">
            <text:p text:style-name="P23">Vincular al usuario con una contraseña de acceso.</text:p>
          </table:table-cell>
          <table:covered-table-cell/>
        </table:table-row>
        <table:table-row>
          <table:table-cell table:style-name="Tabla6.A2" office:value-type="float" office:value="0">
            <text:p text:style-name="P22">Objetivo:</text:p>
          </table:table-cell>
          <table:table-cell table:style-name="Tabla6.B2" table:number-columns-spanned="2" office:value-type="string">
            <text:p text:style-name="P24"><text:span text:style-name="_5f_JavaIdent"><text:span text:style-name="T8">En el caso de que el acceso al sistema haya sido a través de alguna red social, comprobar que se puede asociar una contraseña al usuario para que pueda acceder a través del formulario de acceso al sistema.</text:span></text:span></text:p>
          </table:table-cell>
          <table:covered-table-cell/>
        </table:table-row>
        <table:table-row>
          <table:table-cell table:style-name="Tabla6.A2" office:value-type="float" office:value="0">
            <text:p text:style-name="P22">Resultado obtenido:</text:p>
          </table:table-cell>
          <table:table-cell table:style-name="Tabla6.B2" table:number-columns-spanned="2" office:value-type="string">
            <text:p text:style-name="P25">Comprobación correcta.</text:p>
          </table:table-cell>
          <table:covered-table-cell/>
        </table:table-row>
      </table:table>
      <text:p text:style-name="P11">Tabla <text:sequence text:ref-name="refTable5" text:name="Table" text:formula="ooow:Table+1" style:num-format="1">6</text:sequence>: CP.5.1-Asignación de contraseña</text:p>
      <text:p text:style-name="P10">Caso de prueba 5.2: Modificación de contraseña</text:p>
      <table:table table:name="Tabla7" table:style-name="Tabla7">
        <table:table-column table:style-name="Tabla7.A"/>
        <table:table-column table:style-name="Tabla7.B"/>
        <table:table-column table:style-name="Tabla7.C"/>
        <table:table-header-rows>
          <text:soft-page-break/>
          <table:table-row>
            <table:table-cell table:style-name="Tabla7.A1" table:number-columns-spanned="2" office:value-type="float" office:value="0">
              <text:p text:style-name="P27"><text:span text:style-name="T7">Caso de Prueba: Modificación de contraseña</text:span></text:p>
            </table:table-cell>
            <table:covered-table-cell/>
            <table:table-cell table:style-name="Tabla7.C1" office:value-type="float" office:value="0">
              <text:p text:style-name="P27">CP.5.2</text:p>
            </table:table-cell>
          </table:table-row>
        </table:table-header-rows>
        <table:table-row>
          <table:table-cell table:style-name="Tabla7.A2" office:value-type="float" office:value="0">
            <text:p text:style-name="P22">Descripción:</text:p>
          </table:table-cell>
          <table:table-cell table:style-name="Tabla7.B2" table:number-columns-spanned="2" office:value-type="string">
            <text:p text:style-name="P23">Modificación de contraseña para acceso al sistema.</text:p>
          </table:table-cell>
          <table:covered-table-cell/>
        </table:table-row>
        <table:table-row>
          <table:table-cell table:style-name="Tabla7.A2" office:value-type="float" office:value="0">
            <text:p text:style-name="P22">Valor esperado:</text:p>
          </table:table-cell>
          <table:table-cell table:style-name="Tabla7.B2" table:number-columns-spanned="2" office:value-type="string">
            <text:p text:style-name="P23">Modificación satisfactoria de la contraseña.</text:p>
          </table:table-cell>
          <table:covered-table-cell/>
        </table:table-row>
        <table:table-row>
          <table:table-cell table:style-name="Tabla7.A2" office:value-type="float" office:value="0">
            <text:p text:style-name="P22">Objetivo:</text:p>
          </table:table-cell>
          <table:table-cell table:style-name="Tabla7.B2" table:number-columns-spanned="2" office:value-type="string">
            <text:p text:style-name="P24"><text:span text:style-name="_5f_JavaIdent"><text:span text:style-name="T8">En caso que el usuario disponga de contraseña de acceso, comprobar que se puede realizar el cambio de contraseña tras introducir la contraseña inicial de éste y que en caso contrario se produzca un mensaje de error.</text:span></text:span></text:p>
          </table:table-cell>
          <table:covered-table-cell/>
        </table:table-row>
        <table:table-row>
          <table:table-cell table:style-name="Tabla7.A2" office:value-type="float" office:value="0">
            <text:p text:style-name="P22">Resultado obtenido:</text:p>
          </table:table-cell>
          <table:table-cell table:style-name="Tabla7.B2" table:number-columns-spanned="2" office:value-type="string">
            <text:p text:style-name="P25">Comprobación correcta.</text:p>
          </table:table-cell>
          <table:covered-table-cell/>
        </table:table-row>
      </table:table>
      <text:p text:style-name="P11">Tabla <text:sequence text:ref-name="refTable6" text:name="Table" text:formula="ooow:Table+1" style:num-format="1">7</text:sequence>: CP.5.2-Modificación de contraseña</text:p>
      <text:p text:style-name="P10">Caso de prueba 6: Vinculación con redes sociales</text:p>
      <table:table table:name="Tabla8" table:style-name="Tabla8">
        <table:table-column table:style-name="Tabla8.A"/>
        <table:table-column table:style-name="Tabla8.B"/>
        <table:table-column table:style-name="Tabla8.C"/>
        <table:table-header-rows>
          <table:table-row>
            <table:table-cell table:style-name="Tabla8.A1" table:number-columns-spanned="2" office:value-type="float" office:value="0">
              <text:p text:style-name="P27"><text:span text:style-name="T7">Caso de Prueba: Vinculación con redes sociales</text:span></text:p>
            </table:table-cell>
            <table:covered-table-cell/>
            <table:table-cell table:style-name="Tabla8.C1" office:value-type="float" office:value="0">
              <text:p text:style-name="P27">CP.6</text:p>
            </table:table-cell>
          </table:table-row>
        </table:table-header-rows>
        <table:table-row>
          <table:table-cell table:style-name="Tabla8.A2" office:value-type="float" office:value="0">
            <text:p text:style-name="P22">Descripción:</text:p>
          </table:table-cell>
          <table:table-cell table:style-name="Tabla8.B2" table:number-columns-spanned="2" office:value-type="string">
            <text:p text:style-name="P23">Vinculación o desvinculación de datos personales del usuario relacionados con las redes sociales.</text:p>
          </table:table-cell>
          <table:covered-table-cell/>
        </table:table-row>
        <table:table-row>
          <table:table-cell table:style-name="Tabla8.A2" office:value-type="float" office:value="0">
            <text:p text:style-name="P22">Valor esperado:</text:p>
          </table:table-cell>
          <table:table-cell table:style-name="Tabla8.B2" table:number-columns-spanned="2" office:value-type="string">
            <text:p text:style-name="P23">Obtención o eliminación de datos personales a través de la red social.</text:p>
          </table:table-cell>
          <table:covered-table-cell/>
        </table:table-row>
        <table:table-row>
          <table:table-cell table:style-name="Tabla8.A2" office:value-type="float" office:value="0">
            <text:p text:style-name="P22">Objetivo:</text:p>
          </table:table-cell>
          <table:table-cell table:style-name="Tabla8.B2" table:number-columns-spanned="2" office:value-type="string">
            <text:p text:style-name="P24"><text:span text:style-name="_5f_JavaIdent"><text:span text:style-name="T8">Comprobar que se produce la correcta vinculación o desvinculación de los datos personales y de acceso al sistema del usuario. </text:span></text:span></text:p>
          </table:table-cell>
          <table:covered-table-cell/>
        </table:table-row>
        <table:table-row>
          <table:table-cell table:style-name="Tabla8.A2" office:value-type="float" office:value="0">
            <text:p text:style-name="P22">Resultado obtenido:</text:p>
          </table:table-cell>
          <table:table-cell table:style-name="Tabla8.B2" table:number-columns-spanned="2" office:value-type="string">
            <text:p text:style-name="P25">Comprobación correcta.</text:p>
          </table:table-cell>
          <table:covered-table-cell/>
        </table:table-row>
      </table:table>
      <text:p text:style-name="P11">Tabla <text:sequence text:ref-name="refTable7" text:name="Table" text:formula="ooow:Table+1" style:num-format="1">8</text:sequence>: CP.6-Vinculación con redes sociales</text:p>
      <text:p text:style-name="P10">Caso de prueba 7: Salida del paciente del sistema</text:p>
      <table:table table:name="Tabla9" table:style-name="Tabla9">
        <table:table-column table:style-name="Tabla9.A"/>
        <table:table-column table:style-name="Tabla9.B"/>
        <table:table-column table:style-name="Tabla9.C"/>
        <table:table-header-rows>
          <table:table-row>
            <table:table-cell table:style-name="Tabla9.A1" table:number-columns-spanned="2" office:value-type="float" office:value="0">
              <text:p text:style-name="P27"><text:span text:style-name="T7">Caso de Prueba: Salida del paciente del sistema</text:span></text:p>
            </table:table-cell>
            <table:covered-table-cell/>
            <table:table-cell table:style-name="Tabla9.C1" office:value-type="float" office:value="0">
              <text:p text:style-name="P27">CP.7</text:p>
            </table:table-cell>
          </table:table-row>
        </table:table-header-rows>
        <table:table-row>
          <table:table-cell table:style-name="Tabla9.A2" office:value-type="float" office:value="0">
            <text:p text:style-name="P22">Descripción:</text:p>
          </table:table-cell>
          <table:table-cell table:style-name="Tabla9.B2" table:number-columns-spanned="2" office:value-type="string">
            <text:p text:style-name="P23">Cerrar sesión de usuario.</text:p>
          </table:table-cell>
          <table:covered-table-cell/>
        </table:table-row>
        <table:table-row>
          <table:table-cell table:style-name="Tabla9.A2" office:value-type="float" office:value="0">
            <text:p text:style-name="P22">Valor esperado:</text:p>
          </table:table-cell>
          <table:table-cell table:style-name="Tabla9.B2" table:number-columns-spanned="2" office:value-type="string">
            <text:p text:style-name="P23">Usuario termine la sesión.</text:p>
          </table:table-cell>
          <table:covered-table-cell/>
        </table:table-row>
        <table:table-row>
          <table:table-cell table:style-name="Tabla9.A2" office:value-type="float" office:value="0">
            <text:p text:style-name="P22">Objetivo:</text:p>
          </table:table-cell>
          <table:table-cell table:style-name="Tabla9.B2" table:number-columns-spanned="2" office:value-type="string">
            <text:p text:style-name="P24"><text:span text:style-name="_5f_JavaIdent"><text:span text:style-name="T8">Comprobar que el usuario termina la sesión y sale del sistema y le es imposible acceder a las interfaces del mismo al introducir direcciones </text:span></text:span><text:span text:style-name="_5f_JavaIdent"><text:span text:style-name="T9">url</text:span></text:span><text:span text:style-name="_5f_JavaIdent"><text:span text:style-name="T8"> en la barra de direcciones del navegador.</text:span></text:span></text:p>
          </table:table-cell>
          <table:covered-table-cell/>
        </table:table-row>
        <table:table-row>
          <table:table-cell table:style-name="Tabla9.A2" office:value-type="float" office:value="0">
            <text:p text:style-name="P22">Resultado obtenido:</text:p>
          </table:table-cell>
          <table:table-cell table:style-name="Tabla9.B2" table:number-columns-spanned="2" office:value-type="string">
            <text:p text:style-name="P25">Comprobación correcta.</text:p>
          </table:table-cell>
          <table:covered-table-cell/>
        </table:table-row>
      </table:table>
      <text:p text:style-name="P11">Tabla <text:sequence text:ref-name="refTable8" text:name="Table" text:formula="ooow:Table+1" style:num-format="1">9</text:sequence>: CP.7-Salida del paciente del sistema</text:p>
      <text:p text:style-name="P10">Caso de prueba 8: Gestión de hoja de configuración</text:p>
      <table:table table:name="Tabla10" table:style-name="Tabla10">
        <table:table-column table:style-name="Tabla10.A"/>
        <table:table-column table:style-name="Tabla10.B"/>
        <table:table-column table:style-name="Tabla10.C"/>
        <table:table-header-rows>
          <table:table-row>
            <table:table-cell table:style-name="Tabla10.A1" table:number-columns-spanned="2" office:value-type="float" office:value="0">
              <text:p text:style-name="P27"><text:span text:style-name="T7">Caso de Prueba: Gestión de hoja de configuración</text:span></text:p>
            </table:table-cell>
            <table:covered-table-cell/>
            <table:table-cell table:style-name="Tabla10.C1" office:value-type="float" office:value="0">
              <text:p text:style-name="P27">CP.8</text:p>
            </table:table-cell>
          </table:table-row>
        </table:table-header-rows>
        <table:table-row>
          <table:table-cell table:style-name="Tabla10.A2" office:value-type="float" office:value="0">
            <text:p text:style-name="P22">Descripción:</text:p>
          </table:table-cell>
          <table:table-cell table:style-name="Tabla10.B2" table:number-columns-spanned="2" office:value-type="string">
            <text:p text:style-name="P23">Creación de nuevas hojas de configuración.</text:p>
          </table:table-cell>
          <table:covered-table-cell/>
        </table:table-row>
        <table:table-row>
          <table:table-cell table:style-name="Tabla10.A2" office:value-type="float" office:value="0">
            <text:p text:style-name="P22">Valor esperado:</text:p>
          </table:table-cell>
          <table:table-cell table:style-name="Tabla10.B2" table:number-columns-spanned="2" office:value-type="string">
            <text:p text:style-name="P23">Nuevas configuraciones asociadas a los juegos.</text:p>
          </table:table-cell>
          <table:covered-table-cell/>
        </table:table-row>
        <table:table-row>
          <table:table-cell table:style-name="Tabla10.A2" office:value-type="float" office:value="0">
            <text:p text:style-name="P22">Objetivo:</text:p>
          </table:table-cell>
          <table:table-cell table:style-name="Tabla10.B2" table:number-columns-spanned="2" office:value-type="string">
            <text:p text:style-name="P24"><text:span text:style-name="_5f_JavaIdent"><text:span text:style-name="T8">Comprobar que se pueden añadir nuevas hojas de configuración al juego seleccionado, junto con las configuraciones predefinidas.</text:span></text:span></text:p>
          </table:table-cell>
          <table:covered-table-cell/>
        </table:table-row>
        <table:table-row>
          <table:table-cell table:style-name="Tabla10.A2" office:value-type="float" office:value="0">
            <text:p text:style-name="P22">Resultado obtenido:</text:p>
          </table:table-cell>
          <table:table-cell table:style-name="Tabla10.B2" table:number-columns-spanned="2" office:value-type="string">
            <text:p text:style-name="P25">Comprobación correcta.</text:p>
          </table:table-cell>
          <table:covered-table-cell/>
        </table:table-row>
      </table:table>
      <text:p text:style-name="P11">Tabla <text:sequence text:ref-name="refTable9" text:name="Table" text:formula="ooow:Table+1" style:num-format="1">10</text:sequence>: CP.8-Gestión de hoja de configuración</text:p>
      <text:p text:style-name="P10">Caso de prueba 8.1: Modificación de hoja de configuración</text:p>
      <table:table table:name="Tabla11" table:style-name="Tabla11">
        <table:table-column table:style-name="Tabla11.A"/>
        <table:table-column table:style-name="Tabla11.B"/>
        <table:table-column table:style-name="Tabla11.C"/>
        <table:table-header-rows>
          <text:soft-page-break/>
          <table:table-row>
            <table:table-cell table:style-name="Tabla11.A1" table:number-columns-spanned="2" office:value-type="float" office:value="0">
              <text:p text:style-name="P27"><text:span text:style-name="T7">Caso de Prueba: Modificación de hoja de configuración</text:span></text:p>
            </table:table-cell>
            <table:covered-table-cell/>
            <table:table-cell table:style-name="Tabla11.C1" office:value-type="float" office:value="0">
              <text:p text:style-name="P27">CP.8.1</text:p>
            </table:table-cell>
          </table:table-row>
        </table:table-header-rows>
        <table:table-row>
          <table:table-cell table:style-name="Tabla11.A2" office:value-type="float" office:value="0">
            <text:p text:style-name="P22">Descripción:</text:p>
          </table:table-cell>
          <table:table-cell table:style-name="Tabla11.B2" table:number-columns-spanned="2" office:value-type="string">
            <text:p text:style-name="P23">Modificación de hoja de configuración.</text:p>
          </table:table-cell>
          <table:covered-table-cell/>
        </table:table-row>
        <table:table-row>
          <table:table-cell table:style-name="Tabla11.A2" office:value-type="float" office:value="0">
            <text:p text:style-name="P22">Valor esperado:</text:p>
          </table:table-cell>
          <table:table-cell table:style-name="Tabla11.B2" table:number-columns-spanned="2" office:value-type="string">
            <text:p text:style-name="P23">Cambios en un configuraciones de juego.</text:p>
          </table:table-cell>
          <table:covered-table-cell/>
        </table:table-row>
        <table:table-row>
          <table:table-cell table:style-name="Tabla11.A2" office:value-type="float" office:value="0">
            <text:p text:style-name="P22">Objetivo:</text:p>
          </table:table-cell>
          <table:table-cell table:style-name="Tabla11.B2" table:number-columns-spanned="2" office:value-type="string">
            <text:p text:style-name="P24"><text:span text:style-name="_5f_JavaIdent"><text:span text:style-name="T8">Comprobar que el valor de los parámetros de la hoja de configuración de un determinado juego, han sido modificados con éxito.</text:span></text:span></text:p>
          </table:table-cell>
          <table:covered-table-cell/>
        </table:table-row>
        <table:table-row>
          <table:table-cell table:style-name="Tabla11.A2" office:value-type="float" office:value="0">
            <text:p text:style-name="P22">Resultado obtenido:</text:p>
          </table:table-cell>
          <table:table-cell table:style-name="Tabla11.B2" table:number-columns-spanned="2" office:value-type="string">
            <text:p text:style-name="P25">Comprobación correcta.</text:p>
          </table:table-cell>
          <table:covered-table-cell/>
        </table:table-row>
      </table:table>
      <text:p text:style-name="P11">Tabla <text:sequence text:ref-name="refTable10" text:name="Table" text:formula="ooow:Table+1" style:num-format="1">11</text:sequence>: CP.8.1-Modificación de hoja de configuración</text:p>
      <text:p text:style-name="P10">Caso de prueba 8.2: Eliminación de hoja de configuración</text:p>
      <table:table table:name="Tabla12" table:style-name="Tabla12">
        <table:table-column table:style-name="Tabla12.A"/>
        <table:table-column table:style-name="Tabla12.B"/>
        <table:table-column table:style-name="Tabla12.C"/>
        <table:table-header-rows>
          <table:table-row>
            <table:table-cell table:style-name="Tabla12.A1" table:number-columns-spanned="2" office:value-type="float" office:value="0">
              <text:p text:style-name="P27"><text:span text:style-name="T7">Caso de Prueba: Eliminación de hoja de configuración</text:span></text:p>
            </table:table-cell>
            <table:covered-table-cell/>
            <table:table-cell table:style-name="Tabla12.C1" office:value-type="float" office:value="0">
              <text:p text:style-name="P27">CP.8.2</text:p>
            </table:table-cell>
          </table:table-row>
        </table:table-header-rows>
        <table:table-row>
          <table:table-cell table:style-name="Tabla12.A2" office:value-type="float" office:value="0">
            <text:p text:style-name="P22">Descripción:</text:p>
          </table:table-cell>
          <table:table-cell table:style-name="Tabla12.B2" table:number-columns-spanned="2" office:value-type="string">
            <text:p text:style-name="P23">Eliminación de hoja de configuración asociada a un juego.</text:p>
          </table:table-cell>
          <table:covered-table-cell/>
        </table:table-row>
        <table:table-row>
          <table:table-cell table:style-name="Tabla12.A2" office:value-type="float" office:value="0">
            <text:p text:style-name="P22">Valor esperado:</text:p>
          </table:table-cell>
          <table:table-cell table:style-name="Tabla12.B2" table:number-columns-spanned="2" office:value-type="string">
            <text:p text:style-name="P23">Hoja de configuración eliminada.</text:p>
          </table:table-cell>
          <table:covered-table-cell/>
        </table:table-row>
        <table:table-row>
          <table:table-cell table:style-name="Tabla12.A2" office:value-type="float" office:value="0">
            <text:p text:style-name="P22">Objetivo:</text:p>
          </table:table-cell>
          <table:table-cell table:style-name="Tabla12.B2" table:number-columns-spanned="2" office:value-type="string">
            <text:p text:style-name="P24"><text:span text:style-name="_5f_JavaIdent"><text:span text:style-name="T8">Comprobar que la hoja de configuración vinculada a un juego se puede eliminar correctamente del sistema.</text:span></text:span></text:p>
          </table:table-cell>
          <table:covered-table-cell/>
        </table:table-row>
        <table:table-row table:style-name="Tabla12.5">
          <table:table-cell table:style-name="Tabla12.A2" office:value-type="float" office:value="0">
            <text:p text:style-name="P22">Resultado obtenido:</text:p>
          </table:table-cell>
          <table:table-cell table:style-name="Tabla12.B2" table:number-columns-spanned="2" office:value-type="string">
            <text:p text:style-name="P25">Comprobación correcta.</text:p>
          </table:table-cell>
          <table:covered-table-cell/>
        </table:table-row>
      </table:table>
      <text:p text:style-name="P11">Tabla <text:sequence text:ref-name="refTable11" text:name="Table" text:formula="ooow:Table+1" style:num-format="1">12</text:sequence>: CP.8.2-Eliminación de hoja de configuración</text:p>
      <text:p text:style-name="P10">Caso de prueba 9: Registro de puntuación</text:p>
      <table:table table:name="Tabla13" table:style-name="Tabla13">
        <table:table-column table:style-name="Tabla13.A"/>
        <table:table-column table:style-name="Tabla13.B"/>
        <table:table-column table:style-name="Tabla13.C"/>
        <table:table-header-rows>
          <table:table-row>
            <table:table-cell table:style-name="Tabla13.A1" table:number-columns-spanned="2" office:value-type="float" office:value="0">
              <text:p text:style-name="P27"><text:span text:style-name="T7">Caso de Prueba: Registro de puntuación</text:span></text:p>
            </table:table-cell>
            <table:covered-table-cell/>
            <table:table-cell table:style-name="Tabla13.C1" office:value-type="float" office:value="0">
              <text:p text:style-name="P27">CP.9</text:p>
            </table:table-cell>
          </table:table-row>
        </table:table-header-rows>
        <table:table-row>
          <table:table-cell table:style-name="Tabla13.A2" office:value-type="float" office:value="0">
            <text:p text:style-name="P22">Descripción:</text:p>
          </table:table-cell>
          <table:table-cell table:style-name="Tabla13.B2" table:number-columns-spanned="2" office:value-type="string">
            <text:p text:style-name="P23">Registro de puntuación vinculada al juego.</text:p>
          </table:table-cell>
          <table:covered-table-cell/>
        </table:table-row>
        <table:table-row>
          <table:table-cell table:style-name="Tabla13.A2" office:value-type="float" office:value="0">
            <text:p text:style-name="P22">Valor esperado:</text:p>
          </table:table-cell>
          <table:table-cell table:style-name="Tabla13.B2" table:number-columns-spanned="2" office:value-type="string">
            <text:p text:style-name="P23">Visualización de los datos de puntuación.</text:p>
          </table:table-cell>
          <table:covered-table-cell/>
        </table:table-row>
        <table:table-row>
          <table:table-cell table:style-name="Tabla13.A2" office:value-type="float" office:value="0">
            <text:p text:style-name="P22">Objetivo:</text:p>
          </table:table-cell>
          <table:table-cell table:style-name="Tabla13.B2" table:number-columns-spanned="2" office:value-type="string">
            <text:p text:style-name="P24"><text:span text:style-name="_5f_JavaIdent"><text:span text:style-name="T8">Comprobar que la puntuación vinculada a cada juego es almacenada y relacionada con cada configuración de juego, además de su visualización en el apartado de puntuación de la interfaz gráfica del usuario.</text:span></text:span></text:p>
          </table:table-cell>
          <table:covered-table-cell/>
        </table:table-row>
        <table:table-row>
          <table:table-cell table:style-name="Tabla13.A2" office:value-type="float" office:value="0">
            <text:p text:style-name="P22">Resultado obtenido:</text:p>
          </table:table-cell>
          <table:table-cell table:style-name="Tabla13.B2" table:number-columns-spanned="2" office:value-type="string">
            <text:p text:style-name="P25">Comprobación correcta.</text:p>
          </table:table-cell>
          <table:covered-table-cell/>
        </table:table-row>
      </table:table>
      <text:p text:style-name="P11">Tabla <text:sequence text:ref-name="refTable12" text:name="Table" text:formula="ooow:Table+1" style:num-format="1">13</text:sequence>: CP.9-Registro de puntuación</text:p>
      <text:p text:style-name="P10">Caso de prueba 10: Calibración de pantalla</text:p>
      <table:table table:name="Tabla14" table:style-name="Tabla14">
        <table:table-column table:style-name="Tabla14.A"/>
        <table:table-column table:style-name="Tabla14.B"/>
        <table:table-column table:style-name="Tabla14.C"/>
        <table:table-header-rows>
          <table:table-row>
            <table:table-cell table:style-name="Tabla14.A1" table:number-columns-spanned="2" office:value-type="float" office:value="0">
              <text:p text:style-name="P27"><text:span text:style-name="T7">Caso de Prueba: Calibración de pantalla</text:span></text:p>
            </table:table-cell>
            <table:covered-table-cell/>
            <table:table-cell table:style-name="Tabla14.C1" office:value-type="float" office:value="0">
              <text:p text:style-name="P27">CP.10</text:p>
            </table:table-cell>
          </table:table-row>
        </table:table-header-rows>
        <table:table-row>
          <table:table-cell table:style-name="Tabla14.A2" office:value-type="float" office:value="0">
            <text:p text:style-name="P22">Descripción:</text:p>
          </table:table-cell>
          <table:table-cell table:style-name="Tabla14.B2" table:number-columns-spanned="2" office:value-type="string">
            <text:p text:style-name="P23">Calibración de colores de la pantalla.</text:p>
          </table:table-cell>
          <table:covered-table-cell/>
        </table:table-row>
        <table:table-row>
          <table:table-cell table:style-name="Tabla14.A2" office:value-type="float" office:value="0">
            <text:p text:style-name="P22">Valor esperado:</text:p>
          </table:table-cell>
          <table:table-cell table:style-name="Tabla14.B2" table:number-columns-spanned="2" office:value-type="string">
            <text:p text:style-name="P23">Calibración de colores guardada en base de datos.</text:p>
          </table:table-cell>
          <table:covered-table-cell/>
        </table:table-row>
        <table:table-row>
          <table:table-cell table:style-name="Tabla14.A2" office:value-type="float" office:value="0">
            <text:p text:style-name="P22">Objetivo:</text:p>
          </table:table-cell>
          <table:table-cell table:style-name="Tabla14.B2" table:number-columns-spanned="2" office:value-type="string">
            <text:p text:style-name="P24"><text:span text:style-name="_5f_JavaIdent"><text:span text:style-name="T8">Comprobar que la configuración de colores se almacena en la base de datos y se vincula a cada usuario ademas de comprobar que esta configuración se mantiene en los juegos a los que el usuario tendrá accceso.</text:span></text:span></text:p>
          </table:table-cell>
          <table:covered-table-cell/>
        </table:table-row>
        <table:table-row>
          <table:table-cell table:style-name="Tabla14.A2" office:value-type="float" office:value="0">
            <text:p text:style-name="P22">Resultado obtenido:</text:p>
          </table:table-cell>
          <table:table-cell table:style-name="Tabla14.B2" table:number-columns-spanned="2" office:value-type="string">
            <text:p text:style-name="P25">Comprobación correcta.</text:p>
          </table:table-cell>
          <table:covered-table-cell/>
        </table:table-row>
      </table:table>
      <text:p text:style-name="P11">Tabla <text:sequence text:ref-name="refTable13" text:name="Table" text:formula="ooow:Table+1" style:num-format="1">14</text:sequence>: CP.10-Calibración de pantalla</text:p>
      <text:p text:style-name="P10">Caso de prueba 11: Jugar al juego</text:p>
      <table:table table:name="Tabla15" table:style-name="Tabla15">
        <table:table-column table:style-name="Tabla15.A"/>
        <table:table-column table:style-name="Tabla15.B"/>
        <table:table-column table:style-name="Tabla15.C"/>
        <table:table-header-rows>
          <table:table-row>
            <table:table-cell table:style-name="Tabla15.A1" table:number-columns-spanned="2" office:value-type="float" office:value="0">
              <text:p text:style-name="P27"><text:span text:style-name="T7">Caso de Prueba: Jugar al juego</text:span></text:p>
            </table:table-cell>
            <table:covered-table-cell/>
            <table:table-cell table:style-name="Tabla15.C1" office:value-type="float" office:value="0">
              <text:p text:style-name="P27">CP.11</text:p>
            </table:table-cell>
          </table:table-row>
        </table:table-header-rows>
        <table:table-row>
          <table:table-cell table:style-name="Tabla15.A2" office:value-type="float" office:value="0">
            <text:p text:style-name="P22">Descripción:</text:p>
          </table:table-cell>
          <table:table-cell table:style-name="Tabla15.B2" table:number-columns-spanned="2" office:value-type="string">
            <text:p text:style-name="P23">Acceso del usuario al juego.</text:p>
          </table:table-cell>
          <table:covered-table-cell/>
        </table:table-row>
        <table:table-row>
          <table:table-cell table:style-name="Tabla15.A2" office:value-type="float" office:value="0">
            <text:p text:style-name="P22">Valor esperado:</text:p>
          </table:table-cell>
          <table:table-cell table:style-name="Tabla15.B2" table:number-columns-spanned="2" office:value-type="string">
            <text:p text:style-name="P23">El usuario puede jugar al juego</text:p>
          </table:table-cell>
          <table:covered-table-cell/>
        </table:table-row>
        <table:table-row>
          <table:table-cell table:style-name="Tabla15.A2" office:value-type="float" office:value="0">
            <text:p text:style-name="P22">Objetivo:</text:p>
          </table:table-cell>
          <table:table-cell table:style-name="Tabla15.B2" table:number-columns-spanned="2" office:value-type="string">
            <text:p text:style-name="P24"><text:span text:style-name="_5f_JavaIdent"><text:span text:style-name="T8">Comprobar el correcto acceso y funcionamiento a cada uno de los juegos además de verificar el paso de parámetros desde la interfaz del usuario hasta la clase que define el juego.</text:span></text:span></text:p>
          </table:table-cell>
          <table:covered-table-cell/>
        </table:table-row>
        <table:table-row>
          <table:table-cell table:style-name="Tabla15.A2" office:value-type="float" office:value="0">
            <text:p text:style-name="P22">Resultado obtenido:</text:p>
          </table:table-cell>
          <table:table-cell table:style-name="Tabla15.B2" table:number-columns-spanned="2" office:value-type="string">
            <text:p text:style-name="P25">Comprobación correcta.</text:p>
          </table:table-cell>
          <table:covered-table-cell/>
        </table:table-row>
      </table:table>
      <text:p text:style-name="P11">Tabla <text:sequence text:ref-name="refTable14" text:name="Table" text:formula="ooow:Table+1" style:num-format="1">15</text:sequence>: CP.11-Jugar al juego</text:p>
      <text:h text:style-name="P13" text:outline-level="2"><text:soft-page-break/>Pruebas de sistema</text:h>
      <text:p text:style-name="P8">Tras la finalización de las pruebas anteriores obtenemos un sistema completo que funciona de forma correcta y del que han sido solventados numerosos errores que han ido surgiendo, por lo que puede comenzar una serie final de pruebas del software para verificar que se han integrado adecuadamente todos los elementos del sistema y que realizan las funciones apropiadas.</text:p>
      <text:p text:style-name="P8">El objetivo de las pruebas de sistema es comprobar la integración del sistema de información globalmente, tanto hardware como software, verificando el funcionamiento correcto de las interfaces entre los distintos subsistemas que lo componen y con el resto de sistemas de infomración con los que se comunica.</text:p>
      <text:p text:style-name="Text_20_body"><text:span text:style-name="T2">En este punto se ha verificado la usabilidad y accesibilidad en los navegadores más comúnmente utilizados como </text:span><text:span text:style-name="T3">Mozilla Firefox, Google Chrome, Internet Explorer </text:span><text:span text:style-name="T4">y</text:span><text:span text:style-name="T3"> Safari </text:span><text:span text:style-name="T2">en sus últimas versiones. El software desarrollado, tanto juegos como interfaz web, no ha presentado problemas en ninguno de los navegadores probados.</text:span></text:p>
      <text:p text:style-name="Text_20_body"><text:span text:style-name="T2">También se ha comprobado su usabilidad en diferentes plataformas de diferentes dispositivos como </text:span><text:span text:style-name="T3">tablets </text:span><text:span text:style-name="T4">o </text:span><text:span text:style-name="T3">smartphones</text:span><text:span text:style-name="T4"> y se ha comprobado que pese a la gran diferencia entre dispositivos y su variedad de sistemas operativos como </text:span><text:span text:style-name="T3">Android, Windows Phone, </text:span><text:span text:style-name="T4">etc. en todos ellos se ha verificado el correcto funcionamiento de la aplicación web desarrollada en esta memoria. En algunos casos la funcionalidad del juego transcurre con un menor rendimiento debido a las características técnicas de algún dispositivo, pero en general el funcionamiento ha sido satisfactorio.</text:span></text:p>
      <text:p text:style-name="Text_20_body"><text:span text:style-name="T4">Previo a estas comprobaciones, mientras se desarrollaba la aplicación se ha ido comprobando en todo momento su compatibilidad a través de simulaciones de diferentes plataformas y sistemas, gracias al entorno de simulación de los navegadores, como por ejemplo el de </text:span><text:span text:style-name="T3">Google Chrome, </text:span><text:span text:style-name="T4">tal y como se observa en la siguiente ilustración.</text:span></text:p>
      <text:p text:style-name="Text_20_body"><draw:frame draw:style-name="fr1" draw:name="Marco1" text:anchor-type="paragraph" svg:width="16.999cm" draw:z-index="0"><draw:text-box fo:min-height="8.786cm"><text:p text:style-name="P15"><draw:frame draw:style-name="fr2" draw:name="gráficos1" text:anchor-type="paragraph" svg:x="0.004cm" svg:y="0.002cm" svg:width="16.999cm" style:rel-width="100%" svg:height="8.786cm" style:rel-height="scale" draw:z-index="1"><draw:image xlink:href="Pictures/2000000700005BFD00002F8C02C95DF3.svm" xlink:type="simple" xlink:show="embed" xlink:actuate="onLoad"/></draw:frame>Ilustración <text:sequence text:ref-name="refIllustration0" text:name="Illustration" text:formula="ooow:Illustration+1" style:num-format="1">1</text:sequence>: Entorno de simulación de Google Chrome</text:p></draw:text-box></draw:frame><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3" svg:font-family="Calibri" style:font-adornments="Cursiva" style:font-family-generic="swiss" style:font-pitch="variable"/>
    <style:font-face style:name="Calibri" svg:font-family="Calibri" style:font-adornments="Negrita" style:font-family-generic="swiss" style:font-pitch="variable"/>
    <style:font-face style:name="Calibri1" svg:font-family="Calibri" style:font-adornments="Predeterminado"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keep-together="always" fo:text-indent="0cm" style:auto-text-indent="true" style:page-number="auto">
        <style:tab-stops/>
      </style:paragraph-properties>
      <style:text-properties style:font-name="Calibri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text-properties style:font-name="Calibri3"/>
    </style:style>
    <style:style style:name="Frame_20_contents" style:display-name="Frame contents" style:family="paragraph" style:parent-style-name="Text_20_body" style:class="extra"/>
    <style:style style:name="Texto_5f_portada" style:display-name="Texto_portada" style:family="paragraph" style:parent-style-name="Standard" style:class="tex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_5f_portada" style:display-name="Título_portada" style:family="paragraph" style:parent-style-name="Title" style:class="text">
      <style:text-properties fo:font-variant="small-caps" fo:font-size="26pt"/>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Calibri" fo:font-weight="bold" style:font-weight-asian="bold" style:font-weight-complex="bold"/>
    </style:style>
    <style:style style:name="Table" style:family="paragraph" style:parent-style-name="Caption" style:class="extra">
      <style:text-properties style:font-name="Calibri3"/>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JavaIdent" style:display-name="_JavaIdent" style:family="text" style:parent-style-name="_5f_OOoComputerBase">
      <style:text-properties fo:color="#00000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Right_20_Page" style:display-name="Right Pag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H38M36S</meta:editing-duration>
    <meta:editing-cycles>12</meta:editing-cycles>
    <meta:generator>OpenOffice.org/3.3$Win32 OpenOffice.org_project/330m20$Build-9567</meta:generator>
    <dc:date>2014-03-04T10:12:00.71</dc:date>
    <dc:creator>Manuel Navarro Pérez</dc:creator>
    <meta:document-statistic meta:table-count="15" meta:image-count="1" meta:object-count="0" meta:page-count="8" meta:paragraph-count="241" meta:word-count="2253" meta:character-count="14467"/>
    <meta:user-defined meta:name="Info 1"/>
    <meta:user-defined meta:name="Info 2"/>
    <meta:user-defined meta:name="Info 3"/>
    <meta:user-defined meta:name="Info 4"/>
  </office:meta>
</office:document-meta>
</file>